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35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3.925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028in"/>
    </style:style>
    <style:style style:name="co6" style:family="table-column">
      <style:table-column-properties fo:break-before="auto" style:column-width="1.2661in"/>
    </style:style>
    <style:style style:name="co7" style:family="table-column">
      <style:table-column-properties fo:break-before="auto" style:column-width="4.3173in"/>
    </style:style>
    <style:style style:name="co8" style:family="table-column">
      <style:table-column-properties fo:break-before="auto" style:column-width="1.3236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2.1346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/>
      <style:text-properties fo:color="#2300dc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  <style:text-properties style:text-position="" fo:font-size="12pt"/>
    </style:style>
    <style:style style:name="ce4" style:family="table-cell" style:parent-style-name="Default"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text-position="" fo:font-size="12pt"/>
    </style:style>
    <style:style style:name="ce10" style:family="table-cell" style:parent-style-name="Default">
      <style:table-cell-properties fo:background-color="#c0c0c0" fo:wrap-option="wrap" style:vertical-align="top"/>
      <style:text-properties style:text-position="" fo:font-size="12pt"/>
    </style:style>
    <style:style style:name="ce6" style:family="table-cell" style:parent-style-name="Default">
      <style:table-cell-properties style:vertical-align="top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wrap-option="wrap" style:vertical-align="top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ackground-color="#c0c0c0"/>
      <style:text-properties style:text-position="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CM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3" table:default-cell-style-name="ce3"/>
        <table:table-row table:style-name="ro1">
          <table:table-cell table:style-name="ce1" office:value-type="string">
            <text:p>CMS Tasks :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5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sleep scripts</text:p>
          </table:table-cell>
          <table:table-cell office:value-type="string">
            <text:p>Configuration and finalizing all the init (default), reset, restore and shutdown scripts to all subsystems.</text:p>
          </table:table-cell>
          <table:table-cell table:number-columns-repeated="25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jsleep scripts </text:p>
          </table:table-cell>
          <table:table-cell office:value-type="string">
            <text:p>Batch-file preparation for various observing modes and testing for real-time observing examples.</text:p>
          </table:table-cell>
          <table:table-cell table:number-columns-repeated="253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MS Application browser</text:p>
          </table:table-cell>
          <table:table-cell office:value-type="string">
            <text:p>Multiple users (at least 15) <text:s/>and long term performance checking.</text:p>
          </table:table-cell>
          <table:table-cell table:number-columns-repeated="253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MS + Wrapper + Device</text:p>
          </table:table-cell>
          <table:table-cell office:value-type="string">
            <text:p>Bug verifications of near-final CMS.</text:p>
          </table:table-cell>
          <table:table-cell table:number-columns-repeated="25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xml, xls files</text:p>
          </table:table-cell>
          <table:table-cell office:value-type="string">
            <text:p>Tune receiver status monitoring. Configuration settings i.e. default templates for various observing modes.</text:p>
          </table:table-cell>
          <table:table-cell table:number-columns-repeated="253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Wrapper</text:p>
          </table:table-cell>
          <table:table-cell office:value-type="string">
            <text:p>Response certainty for sub-systems' monitoring or for any periodic command i.e. command failed or success. Declared failed only after consequent number of failures and close the session with event=12. <text:s/>Otherwise keep on updating the cms with event=99 and code=10.</text:p>
          </table:table-cell>
          <table:table-cell table:number-columns-repeated="253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Timeouts and other parameters tuning</text:p>
          </table:table-cell>
          <table:table-cell office:value-type="string">
            <text:p>Checking intervals for time-out, dash-board status (CMS state machine) update, login session etc.</text:p>
          </table:table-cell>
          <table:table-cell table:number-columns-repeated="253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Wrapper</text:p>
          </table:table-cell>
          <table:table-cell office:value-type="string">
            <text:p>Device timeout indication using alarm level of <text:s/>5 by Wrapper.</text:p>
          </table:table-cell>
          <table:table-cell table:number-columns-repeated="253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4" office:value-type="string">
            <text:p>Wrapper</text:p>
          </table:table-cell>
          <table:table-cell office:value-type="string">
            <text:p>Priority Command at the head of queue</text:p>
          </table:table-cell>
          <table:table-cell table:number-columns-repeated="25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Jsleep , drl </text:p>
          </table:table-cell>
          <table:table-cell office:value-type="string">
            <text:p>Alarm/exception handling. Strictly defining Alarm <text:s text:c="2"/>levels. (Not all alarms are critical). And state machine configuration.</text:p>
          </table:table-cell>
          <table:table-cell table:number-columns-repeated="253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Source Coordination + 2d/Polar Plot – CMS Browser</text:p>
          </table:table-cell>
          <table:table-cell office:value-type="string">
            <text:p>Rechecking of antenna coordinates, object precession, conversion to horizontal coordinate system, rise set etc. correct or not. </text:p>
          </table:table-cell>
          <table:table-cell table:number-columns-repeated="253"/>
        </table:table-row>
        <table:table-row table:style-name="ro10">
          <table:table-cell office:value-type="float" office:value="12">
            <text:p>12</text:p>
          </table:table-cell>
          <table:table-cell office:value-type="string">
            <text:p>Wrapper</text:p>
          </table:table-cell>
          <table:table-cell office:value-type="string">
            <text:p>Deciding about Wrapper machine. Unification of wrapper i.e. All wrappers although common but running on different machines in different directories. <text:s/>All wrapper can be run as a daemon in continuous run mode (if killed restart automatically). <text:s text:c="17"/><text:span text:style-name="T1">Wrappers :</text:span> (1) servossl_invokeWrapper on 192.168.60.2 (cms application server) (2) backend Wrapper+deviceclient, dataserver wrapper + deviceclient on 192.168.60.31. (3) frontend Wrapper + device client on 192.168.60.4 (4) sentinel and sigcon DeviceClients on 192.168.60.4 machine. </text:p>
          </table:table-cell>
          <table:table-cell table:number-columns-repeated="253"/>
        </table:table-row>
        <table:table-row table:style-name="ro11">
          <table:table-cell office:value-type="float" office:value="13">
            <text:p>13</text:p>
          </table:table-cell>
          <table:table-cell office:value-type="string">
            <text:p>Network configuration</text:p>
          </table:table-cell>
          <table:table-cell office:value-type="string">
            <text:p>(1) Whether all CMS, DBS, wrapper and data machine should be access via only gateway or visible to local LAN. (2) DNS not accepting machine names – connection intermittently break. (3) Future plan about firewall protection and user accessibility</text:p>
          </table:table-cell>
          <table:table-cell table:number-columns-repeated="253"/>
        </table:table-row>
        <table:table-row table:style-name="ro3" table:number-rows-repeated="9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style-name="ce5" table:number-columns-repeated="256"/>
        </table:table-row>
      </table:table>
      <table:table table:name="SUBSYSTEMS" table:style-name="ta1" table:print="false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252" table:default-cell-style-name="ce4"/>
        <table:table-row table:style-name="ro1">
          <table:table-cell table:style-name="ce1" office:value-type="string">
            <text:p>SERVO TASKS :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9" table:number-columns-repeated="252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Initializing script</text:p>
          </table:table-cell>
          <table:table-cell table:style-name="ce3" office:value-type="string">
            <text:p>Putting default safety limits, servotime, antenna offsets, default source parameters, goin/goout in the initializing script.</text:p>
          </table:table-cell>
          <table:table-cell table:style-name="ce3" table:number-columns-repeated="253"/>
        </table:table-row>
        <table:table-row table:style-name="ro9">
          <table:table-cell table:style-name="ce3" office:value-type="float" office:value="2">
            <text:p>2</text:p>
          </table:table-cell>
          <table:table-cell table:style-name="ce3" office:value-type="string">
            <text:p>Wrapper -scan</text:p>
          </table:table-cell>
          <table:table-cell table:style-name="ce3" office:value-type="string">
            <text:p>Implementation of scan in RA-DEC/AZ-EL command</text:p>
          </table:table-cell>
          <table:table-cell table:style-name="ce3" table:number-columns-repeated="253"/>
        </table:table-row>
        <table:table-row table:style-name="ro9">
          <table:table-cell table:style-name="ce3" office:value-type="float" office:value="3">
            <text:p>3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Displaying of servo Events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Alarm handling</text:p>
          </table:table-cell>
          <table:table-cell table:style-name="ce3" office:value-type="string">
            <text:p>Defining and handling alarms event in servo_command.xml and jsleep script.</text:p>
          </table:table-cell>
          <table:table-cell table:style-name="ce3" table:number-columns-repeated="253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Engineering UI</text:p>
          </table:table-cell>
          <table:table-cell table:style-name="ce3" office:value-type="string">
            <text:p>Setting appropriate units in engineering UI, not all monitoring parameters like motor speed are coming yet. Servo -positioning/track/idle flag indication in color.</text:p>
          </table:table-cell>
          <table:table-cell table:style-name="ce3" table:number-columns-repeated="253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Global values rechecking</text:p>
          </table:table-cell>
          <table:table-cell table:style-name="ce3" office:value-type="string">
            <text:p>Verifying latitude, longitude, AZ/EL correction ,d-ra,dec,az,el rates and their default values goes appropriately for the calculations</text:p>
          </table:table-cell>
          <table:table-cell table:style-name="ce3" table:number-columns-repeated="253"/>
        </table:table-row>
        <table:table-row table:style-name="ro3" table:number-rows-repeated="3">
          <table:table-cell table:style-name="ce3" table:number-columns-repeated="256"/>
        </table:table-row>
        <table:table-row table:style-name="ro1">
          <table:table-cell table:style-name="ce1" office:value-type="string">
            <text:p>FRONTEND TASKS : </text:p>
          </table:table-cell>
          <table:table-cell table:style-name="ce1"/>
          <table:table-cell table:style-name="Default" table:number-columns-repeated="4"/>
          <table:table-cell table:style-name="ce3" table:number-columns-repeated="250"/>
        </table:table-row>
        <table:table-row table:style-name="ro3">
          <table:table-cell table:style-name="Default" table:number-columns-repeated="6"/>
          <table:table-cell table:style-name="ce3" table:number-columns-repeated="250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"/>
          <table:table-cell table:style-name="ce10" table:number-columns-repeated="250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3" office:value-type="string">
            <text:p>Monitoring</text:p>
          </table:table-cell>
          <table:table-cell table:style-name="ce3" office:value-type="string">
            <text:p>FE + CB Monitoring point yet to be verify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FE Command</text:p>
          </table:table-cell>
          <table:table-cell table:style-name="ce3" office:value-type="string">
            <text:p>FE Commands are not working (NGSET, RF ON/OFF, NGCAL)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<text:s/>Alarms</text:p>
          </table:table-cell>
          <table:table-cell table:style-name="ce3" office:value-type="string">
            <text:p>Actual critical alarms and exception handling need to be decide and verify</text:p>
          </table:table-cell>
          <table:table-cell table:style-name="ce3" table:number-columns-repeated="253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3" office:value-type="string">
            <text:p>FULL BAND</text:p>
          </table:table-cell>
          <table:table-cell table:style-name="ce3" office:value-type="string">
            <text:p>Full Band o/p characterization and verification is needed.</text:p>
          </table:table-cell>
          <table:table-cell table:style-name="ce3" table:number-columns-repeated="253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FE+CB Characterization report </text:p>
          </table:table-cell>
          <table:table-cell table:style-name="ce3" office:value-type="string">
            <text:p>All RF sub-band need to be characterize at various stages i.e. At the FE+CB o/p at turret, at the LAB and after mixer. </text:p>
          </table:table-cell>
          <table:table-cell table:style-name="ce3" table:number-columns-repeated="253"/>
        </table:table-row>
        <table:table-row table:style-name="ro3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SIGCON TASKS : 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52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3" office:value-type="string">
            <text:p>Alarm</text:p>
          </table:table-cell>
          <table:table-cell table:style-name="ce3" office:value-type="string">
            <text:p>Necessary Alarm verification and handling </text:p>
          </table:table-cell>
          <table:table-cell table:style-name="ce3" table:number-columns-repeated="253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Broad spike in first few channels</text:p>
          </table:table-cell>
          <table:table-cell table:style-name="ce3" office:value-type="string">
            <text:p>Mixer o/p probably generates the spike (ref. Shri. Ajitkumar and Navnath)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Power optimization</text:p>
          </table:table-cell>
          <table:table-cell table:style-name="ce3" office:value-type="string">
            <text:p>Need to attenuate power level to avoid power saturation at ADC level (ref. Shri. Ajitkumar and Navnath). 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Characterization and stability.</text:p>
          </table:table-cell>
          <table:table-cell table:style-name="ce3" office:value-type="string">
            <text:p>LO and IF System characterization.</text:p>
          </table:table-cell>
          <table:table-cell table:style-name="ce3" table:number-columns-repeated="253"/>
        </table:table-row>
        <table:table-row table:style-name="ro3" table:number-rows-repeated="3">
          <table:table-cell table:style-name="ce3" table:number-columns-repeated="256"/>
        </table:table-row>
        <table:table-row table:style-name="ro1">
          <table:table-cell table:style-name="ce1" office:value-type="string">
            <text:p>SENTINEL TASKS : 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52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nit implementation</text:p>
          </table:table-cell>
          <table:table-cell table:style-name="ce3" office:value-type="string">
            <text:p>RFI Shield box or outer box yet to be fabricated and put.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larm verification</text:p>
          </table:table-cell>
          <table:table-cell table:style-name="ce3" office:value-type="string">
            <text:p>Alarm verification and exception handling like switching power off need to test.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Characterization </text:p>
          </table:table-cell>
          <table:table-cell table:style-name="ce3" office:value-type="string">
            <text:p>Temperature unit characterization (raw counts and actual temperature at the shell).</text:p>
          </table:table-cell>
          <table:table-cell table:style-name="ce3" table:number-columns-repeated="253"/>
        </table:table-row>
        <table:table-row table:style-name="ro3">
          <table:table-cell table:style-name="ce3" table:number-columns-repeated="256"/>
        </table:table-row>
        <table:table-row table:style-name="ro1">
          <table:table-cell table:style-name="ce1" office:value-type="string">
            <text:p>BACKEND TASKS : 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52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machine</text:p>
          </table:table-cell>
          <table:table-cell table:style-name="ce3" office:value-type="string">
            <text:p>Currently using das15m (192.168.60.31), may need one machine for all wrappers+backend/dataserver system.</text:p>
          </table:table-cell>
          <table:table-cell table:style-name="ce3" table:number-columns-repeated="253"/>
        </table:table-row>
        <table:table-row table:style-name="ro9">
          <table:table-cell table:style-name="ce3" office:value-type="float" office:value="2">
            <text:p>2</text:p>
          </table:table-cell>
          <table:table-cell table:style-name="ce3" office:value-type="string">
            <text:p>das command </text:p>
          </table:table-cell>
          <table:table-cell table:style-name="ce3" office:value-type="string">
            <text:p>das start/stop repeat gives problem</text:p>
          </table:table-cell>
          <table:table-cell table:style-name="ce3" table:number-columns-repeated="253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projct,scan info</text:p>
          </table:table-cell>
          <table:table-cell table:style-name="ce3" office:value-type="string">
            <text:p>project,scan info need to be finalize and put into lta header. <text:s/></text:p>
          </table:table-cell>
          <table:table-cell table:style-name="ce3" table:number-columns-repeated="253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3" office:value-type="string">
            <text:p>Tune receiver</text:p>
          </table:table-cell>
          <table:table-cell table:style-name="ce3" office:value-type="string">
            <text:p>Need to finalize back-end parameters</text:p>
          </table:table-cell>
          <table:table-cell table:style-name="ce3" table:number-columns-repeated="253"/>
        </table:table-row>
        <table:table-row table:style-name="ro9">
          <table:table-cell table:style-name="ce6" office:value-type="float" office:value="5">
            <text:p>5</text:p>
          </table:table-cell>
          <table:table-cell table:style-name="ce6" office:value-type="string">
            <text:p>gvfits</text:p>
          </table:table-cell>
          <table:table-cell table:style-name="ce6" office:value-type="string">
            <text:p>lta to gvfits conversion</text:p>
          </table:table-cell>
          <table:table-cell table:style-name="ce6" table:number-columns-repeated="25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7" office:value-type="string">
            <text:p>python loading application s/w</text:p>
          </table:table-cell>
          <table:table-cell table:style-name="ce7" office:value-type="string">
            <text:p>On new machine – python , Xilink s/w, and required libraries to run backend s/w <text:s/>loading and installation.</text:p>
          </table:table-cell>
          <table:table-cell table:style-name="ce7" table:number-columns-repeated="25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7" office:value-type="string">
            <text:p>Backend Status</text:p>
          </table:table-cell>
          <table:table-cell table:style-name="ce7" office:value-type="string">
            <text:p>Backend Status monitoring for e.g. current block, acqusition status etc.</text:p>
          </table:table-cell>
          <table:table-cell table:style-name="ce7" table:number-columns-repeated="253"/>
        </table:table-row>
        <table:table-row table:style-name="ro3">
          <table:table-cell table:style-name="ce7" table:number-columns-repeated="256"/>
        </table:table-row>
        <table:table-row table:style-name="ro1">
          <table:table-cell table:style-name="ce1" office:value-type="string">
            <text:p>DATASERVER TASKS : </text:p>
          </table:table-cell>
          <table:table-cell table:style-name="ce1"/>
          <table:table-cell table:style-name="Default" table:number-columns-repeated="254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Work description </text:p>
          </table:table-cell>
          <table:table-cell table:style-name="ce2" office:value-type="string">
            <text:p>Priority </text:p>
          </table:table-cell>
          <table:table-cell table:style-name="ce2" table:number-columns-repeated="25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7" office:value-type="string">
            <text:p>Time domain (chart plot)</text:p>
          </table:table-cell>
          <table:table-cell table:style-name="ce7" office:value-type="string">
            <text:p>Time domain chart plot need to be implemented</text:p>
          </table:table-cell>
          <table:table-cell table:style-name="ce7" table:number-columns-repeated="25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7" office:value-type="string">
            <text:p>record</text:p>
          </table:table-cell>
          <table:table-cell table:style-name="ce7" office:value-type="string">
            <text:p>Embeded record (Only one record/data acqusition), UI updating about acq progress.</text:p>
          </table:table-cell>
          <table:table-cell table:style-name="ce7" table:number-columns-repeated="25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7" office:value-type="string">
            <text:p>Data Downloading</text:p>
          </table:table-cell>
          <table:table-cell table:style-name="ce7" office:value-type="string">
            <text:p>gvfits or ascii Data downloading</text:p>
          </table:table-cell>
          <table:table-cell table:style-name="ce7" table:number-columns-repeated="25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string">
            <text:p>pulsar plot</text:p>
          </table:table-cell>
          <table:table-cell table:style-name="ce7" office:value-type="string">
            <text:p>pulsar plot will be implemented after new Roach/GPU based backend.</text:p>
          </table:table-cell>
          <table:table-cell table:style-name="ce7" table:number-columns-repeated="253"/>
        </table:table-row>
        <table:table-row table:style-name="ro3" table:number-rows-repeated="7">
          <table:table-cell table:style-name="ce7" table:number-columns-repeated="256"/>
        </table:table-row>
        <table:table-row table:style-name="ro3" table:number-rows-repeated="8">
          <table:table-cell table:style-name="ce8" table:number-columns-repeated="256"/>
        </table:table-row>
        <table:table-row table:style-name="ro3" table:number-rows-repeated="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3" table:style-name="ta1">
        <office:forms form:automatic-focus="false" form:apply-design-mode="false"/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1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Jitendra Kodilkar</meta:initial-creator>
    <meta:creation-date>2012-07-18T16:50:46</meta:creation-date>
    <dc:creator>teleset </dc:creator>
    <dc:date>2012-07-20T11:01:42</dc:date>
    <meta:editing-cycles>29</meta:editing-cycles>
    <meta:editing-duration>PT3H38M37S</meta:editing-duration>
    <meta:document-statistic meta:table-count="3" meta:cell-count="161" meta:object-count="0"/>
    <meta:user-defined meta:name="Info 1"/>
    <meta:user-defined meta:name="Info 2"/>
    <meta:user-defined meta:name="Info 3"/>
    <meta:user-defined meta:name="Info 4"/>
  </office:meta>
</office:document-meta>
</file>